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c3ef0" officeooo:paragraph-rsid="000c3ef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örja rida med oss!</text:p>
      <text:p text:style-name="P1"/>
      <text:p text:style-name="P1"/>
      <text:p text:style-name="P1"/>
      <text:p text:style-name="P1">Sammanhörighet</text:p>
      <text:p text:style-name="P1"/>
      <text:p text:style-name="P1">Frihet</text:p>
      <text:p text:style-name="P1"/>
      <text:p text:style-name="P1">Natur</text:p>
      <text:p text:style-name="P1"/>
      <text:p text:style-name="P1">Vänskap</text:p>
      <text:p text:style-name="P1"/>
      <text:p text:style-name="P1">Trygghet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3-27T11:52:47.942795751</meta:creation-date>
    <dc:date>2026-03-27T11:54:53.004241032</dc:date>
    <meta:editing-duration>PT2M5S</meta:editing-duration>
    <meta:editing-cycles>1</meta:editing-cycles>
    <meta:generator>LibreOffice/25.2.6.2$Linux_X86_64 LibreOffice_project/520$Build-2</meta:generator>
    <meta:document-statistic meta:table-count="0" meta:image-count="0" meta:object-count="0" meta:page-count="1" meta:paragraph-count="6" meta:word-count="9" meta:character-count="59" meta:non-whitespace-character-count="56"/>
  </office:meta>
</office:document-meta>
</file>